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68.7mm"/>
    </style:style>
    <style:style style:name="co5" style:family="table-column">
      <style:table-column-properties fo:break-before="auto" style:column-width="58.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6666"/>
      <style:text-properties fo:color="#8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Developer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Default"/>
        <table:table-column table:style-name="co2" table:default-cell-style-name="Default"/>
        <table:table-column table:style-name="co2" table:default-cell-style-name="ce6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ver 200 - &gt; 49</text:p>
          </table:table-cell>
          <table:covered-table-cell table:style-name="ce3"/>
          <table:table-cell table:style-name="ce4" table:number-columns-repeated="2"/>
          <table:table-cell table:style-name="ce1" office:value-type="string" calcext:value-type="string" table:number-columns-spanned="2" table:number-rows-spanned="1">
            <text:p>Under 10 -&gt; 1189</text:p>
          </table:table-cell>
          <table:covered-table-cell table:style-name="ce3"/>
          <table:table-cell table:style-name="ce4"/>
          <table:table-cell table:style-name="ce1" office:value-type="string" calcext:value-type="string" table:number-columns-spanned="2" table:number-rows-spanned="1">
            <text:p>10-50 -&gt; 292</text:p>
          </table:table-cell>
          <table:covered-table-cell table:style-name="ce3"/>
          <table:table-cell table:style-name="ce4"/>
          <table:table-cell table:style-name="ce1" office:value-type="string" calcext:value-type="string" table:number-columns-spanned="2" table:number-rows-spanned="1">
            <text:p>50-200 -&gt; 123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 table:number-columns-repeated="2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</table:table-row>
        <table:table-row table:style-name="ro2">
          <table:table-cell office:value-type="string" calcext:value-type="string">
            <text:p>bzbarsky@mit.edu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office:value-type="string" calcext:value-type="string">
            <text:p>bmo@rsz.j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biesinger@gmx.a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nn.chen@sun.com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mrbkap@gmail.com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string" calcext:value-type="string">
            <text:p>wicked@sci.fi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elists@atlas.s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cmanus@ducksong.com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ehsan@mozilla.com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string" calcext:value-type="string">
            <text:p>clegnitto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chou@mozilla.co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_kato@ga2.so-net.ne.jp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gal@uci.edu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Over 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gei_d@fi.tartu.e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effen.wilberg@web.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ayrer@gmail.com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LpSolit@gmail.com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50-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sac@jwsdot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v1989@gmail.co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conley@mozilla.com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brendan@mozilla.or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-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min76@gentoo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schoenick@mozilla.co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khuey@kylehuey.com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Olli.Pettay@gmail.com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Under 1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arenevier@fdn.f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squeella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ugzilla@standard8.plus.co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mkanat@bugzilla.org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bhearsum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dwilsh@forerunnerdesigns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uke@mozilla.com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surkov.alexander@gmail.com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tyler@christianlink.u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llrob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kinetik@flim.org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holbert@mozilla.com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cbartley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vid.ascher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tt.woodrow@gmail.com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timeless@bemail.org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bugzillaFred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chal.novotny@gmail.com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ichard.marti@gmail.com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ao@mozilla.com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string" calcext:value-type="string">
            <text:p>edwsmith@adob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tcho@mitcho.co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nikkel@gmail.com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jorendorff@mozilla.co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unghost@mozilla-russia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xedpuppy@gmail.co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aymond@appcoast.com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vladimir@pobox.com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jhford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yanvm@gmail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st@mozilla.org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mh+mozilla@glandium.org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string" calcext:value-type="string">
            <text:p>gary@rumblingedg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gs.mano@sent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stange@themasta.com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longsonr@gmail.com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acrichton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biggar@mozilla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hsan.akhgari@gmail.com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gavin.sharp@gmail.com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tlee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drake@mozilla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osh@joshmatthews.net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jfkthame@gmail.com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dhylands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rk@moxienet.co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niko@gmail.com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bjacob@mozilla.com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onemen.one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r.castelluccio@studenti.unina.i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s2ger@gmail.com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dvander@alliedmods.net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emaijala@kolumbus.f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aws@mozilla.co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onzab.moz@firemni.cz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no@mozilla.com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doron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jarne@runitsoft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spindola@mozilla.com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joshmoz@gmail.com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cls@seawood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mose@mozilla.or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YV03354@nifty.ne.jp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jones.chris.g@gmail.com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trev@gtchat.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sian@gmail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rowder@fiverocks.com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mak77@bonardo.net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valastiak@mozilla.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pearce@mozilla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jwatt@jwatt.org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benjamin@smedbergs.us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bholley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dw@mozilla.com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w@mozilla.com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hsivonen@iki.fi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laurent@xulfr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arkbw@gnome.or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kmelin+mozilla@iki.fi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jmathies@mozilla.com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kliu@mozilla.kailiu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kl@mozilla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ntinuation@gmail.com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igor@mir2.org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dev-null@hotmail.co.jp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fredkayser@nl.ibm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glek@mozilla.com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bienvenu@nventure.com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obias.hung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smith@mozilla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hris.double@double.co.nz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peterv@propagandism.org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niederstrass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clary@bclary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gautherie.bz@free.fr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bhackett1024@gmail.com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schranz.m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hammond@skippinet.com.a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mp@mozilla.com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dmandelin@mozilla.com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jothan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zakai@mozilla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k77@supereva.it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mats.palmgren@bredband.net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nsm.nikhil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ntnor.bugzilla@gmail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ast@mozilla.com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jwalden+bmo@mit.edu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tobbi.bugs@google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ugmail@lassey.u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arlt@mozbugz.karlt.net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philringnalda@gmail.com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tschneidereit+bmo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ny@ponderer.or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aul@oshannessy.com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masayuki@d-toybox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cyu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agarwal@mozilla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im.taubert@gmx.de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jmuizelaar@mozilla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isaac.aggrey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drew.quartey@gmail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nndeakin@sympatico.ca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justin.lebar+bug@gmail.com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olin.ogilvie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yang@mozilla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obbyholley+bmo@gmail.com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matspal@gmail.com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vitaly.fedrushko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aronr@us.ibm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lassey.bugs@lassey.us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michaud@pobox.com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db48x@yahoo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sterlin@us.ibm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ernd_mozilla@gmx.de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dietrich@mozilla.com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chpe@gnom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ikezoe@mozilla-japan.or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jdaggett@mozilla.com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dbaron@dbaron.org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wolfe@lobo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hammond@mozilla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isses.mail@home.se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neil@httl.net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ctalbert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ghmind63@gmail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ozbugz@karlt.net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mihai.sucan@gmail.com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paolo.02.prg@amadzon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tulagrwl@gmail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arkcapella@twcny.rr.com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enndeakin@gmail.com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MaierMan@web.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bienvenu@mozilla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vlov@pavlov.net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mounir.lamouri@gmail.com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apierce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uy.pyrzak@gmail.com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etzen@gmail.com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chris@pearce.org.nz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jik@kamens.brookline.ma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terribe@vt.edu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dilee@gmail.com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doug.turner@gmail.com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sindrebugzilla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beich@tormail.or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jduell.mcbugs@gmail.com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jonas@sicking.cc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willyaranda@mozilla-hispano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lan@beaufour.d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d.mielczarek@gmail.com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ian.lu@sun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ed@reedloden.com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thanhugg@gmail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dleary@mozilla.com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pear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e@retrovirus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ugs@bengoodger.com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u@rfrn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ichael.wu@mozilla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ounir@lamouri.fr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omas@prip.nu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tjk7@gmail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yk@mozilla.org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straus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wein@mozilla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erv@mozilla.org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shal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yle@nonpolynomial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nethercote@mozilla.com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wong3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on.sha@sun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froyd@mozilla.com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@basschouten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onzab@allpeers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harparrow1@yahoo.com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helmer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che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quibblyflabbetydoo@gmail.com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ymerkae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camero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phink@gmail.com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pernova_00@yaho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a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ugs@pettay.fi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am@bmo2007.rsz.j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dres@appcoast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lorian@queze.ne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zilla@chimpychomp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n.Varga@gmail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witte@gmail.com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chael.j.tosh@lmc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zilla@rosenauer.or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aul@mozilla.com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ank@Frank-Becker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witte@stanford.ed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itan@monotonous.org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imono@bug-j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.mcamafia@linkitup.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m@mcc.id.au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mello@bugzill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maher@mozilla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zilla@Weilbacher.org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umling@adob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1@vingtetun.or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arco.zehe@googlemail.com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ootermorris@comcast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.nethercote@gmail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jesup@jesup.org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hpedemont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rin@meer.net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rtijn.martijn@gmail.com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lver@warwickcompsoc.co.u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spiked@gmail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icolas.b.pierron@mozilla.com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s@ryan-jones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o@design-noir.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or@acm.org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fanh@bluebottl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songathedeveloper@yahoo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vilpies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niel@glazman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erjmoreno@gmail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im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speich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no@renevier.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olterbugz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fenniak-moz@mathieu.fenniak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pascutto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anderson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ck.kreeger@park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aborg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ratcliffe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ta+bugzilla@sofarawa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orlander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yg@aryeh.nam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chael.monreal@gmx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fredkayser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irtles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bbyholley@stanford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rislord.net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elipc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th10sd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goldman@radiantcore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jacek@codeweavers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incare@ikezo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ugzilla-mozilla@bkor.dhs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imb@mozilla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azy-daniel@gmx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n.bucksch@beonex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riber@gmail.com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mail@millibyt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airo@kairo.a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ohnath@mozilla.com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jem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ntasai.bugs@inkedblade.ne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d.bugzilla@gmail.com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on.sol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orian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gor.bukanov@gmail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tch_1_2@live.com.a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njamin@python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townsend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veryeo@telus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il@philipp-wagner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taubert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jarvi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mcbride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wuno@lsvw.d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fanh@inbox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lian.reschke@gmx.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hilipp@weitershausen.d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dovic@mozillamessaging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archesini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att.woodrow+bugzilla@gmail.com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lorian.haenel@heeen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seward@acm.org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winton@latte.c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lmari.heikkin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stangl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rettw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ge.jonat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johnso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mo@edmorley.co.uk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nvi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sherk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s@mozilla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wiers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vijaya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nnie.sullivan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ristopher.leary@cornell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za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minta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ris@chrisdecairos.c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56girard@gmail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andemooij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les.wh.c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an@iangilman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andry@openbsd.org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onard.camach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iguyryan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banner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ntin.gosu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ememcc_firefox@graeme-online.co.u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abrice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bolter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wanno@lycos.n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zweinberg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u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.qu@queze.ne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aydon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kitch.bug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.matsuu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demooij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smith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iles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rev.saunders@gmail.com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cdavis941.bugs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lstars.ch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mo2007@rsz.jp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seph.walker+bugzilla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ye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0n@mozilla.com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onyeo88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llindira@appcoast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red.wang@free.fr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ckley@qualcomm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nder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rrence@mozilla.com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cked+bz@etlicon.f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chal@allpeers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entnor.bugzilla@yahoo.com.au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lc6@po.cwru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n@stechz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zbarsky@gmail.com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mello@linux.vnet.ibm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rosenberg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gmail@asutherland.org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ann_bugzilla@arlen.demon.co.u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ian.liu@sun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jruderman@gmail.com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on_barnabe@fastmail.f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ragtext@e-vertise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ub@mozilla.com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ng.qian.moz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kee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inn.chen@oracle.com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ok.moz+sites.org.mozilla.bug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tel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wu@mozilla.com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ryaismail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gneshhk1992@gmail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rk.finkle@gmail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siliy.potapenko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lvain.pasche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eltzne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coos+bmo@marco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anshebs@earthlink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conno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ep@linux.thai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barrett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walt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k956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@kylehuey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peters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darmochw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ze@kompozer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dahl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duin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oller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ugmail@sicking.cc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holley@cs.stanford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gzilla@sherk.m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okoe@kde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rapmachines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atlee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neyuki.s.snyk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wsnyder@snydernet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rioalv.mozilla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iucouga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.folkwilliams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mcnicklebugs@google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gspam.Callek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iles@xiph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rkov@dc.baikal.ru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apps@stechz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fred.peng@sun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vin.gad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ken.spc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dicarlo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lassey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jhworkma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ilen.n.jain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errence@trainedmonkeystudi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wman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workma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faust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npierro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iaoou.wu@oracle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uben.morais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sky@columbia.edu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unky.argonaut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ob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inceyang1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brubeck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v.akhawe+mo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ennrp+bmo@gmail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bassi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kristofferse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oudil.newbie+bugzilla.mozilla.org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herma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wang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chaelkohler@live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design-noir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ant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ice0775@yahoo.co.j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ye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rd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eed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rkus.magnuso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iguyryan+bugzilla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etify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ennrp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n.rietvel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pence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erb@leo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ya.meshkova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oofyF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anedunn@yahoo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icked@etlicon.f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raldes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fter.fallou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uma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e@alterplast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urabhanandiit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eiser@arc.nasa.gov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olo.mozmail@amadzone.or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ar@cray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dric.corazza@wanadoo.f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willis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oosha.khajeh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tthew@allpeers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ver@mozilla.or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herron+mozilla@fmailbox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nathan.protzenko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efiks@aviary.p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risccoulson@ubuntu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ngel@physics.harvard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x11m.pub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shin1987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drew@ishiboo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oissomag@free.f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ync.processingjs@yahoo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nsmirl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ugt@dougt.or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lurz24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ones@mozill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k.miller@auckland.ac.n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krizsanits@mozill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wsteel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sea.olivera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odedread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li@maxli.ca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yoqu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mis101@web.d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liver_yeoh@hot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nt@caspi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shepher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jskruitbosch+bugs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rno.@no-log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waara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resi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dilee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ay@ganymede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nsky@redhat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standard8.demon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pad.borsos@google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sintov@macromedi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skupin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asad@medhas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zer@mozillamessaging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obarnol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greenlay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+moz@eschew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stamm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nodelma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griffin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rac99-firefox2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hsieh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endrik.maryns@uni-tuebingen.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zbugz@dougt.org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ynvich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yearthur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oddw@ActiveState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anuti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varma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noorenberghe+bmo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butl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viereck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ith@keithschwarz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kl@redhat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.che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rthomas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morkel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sterne@mozilla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nthoma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dgeot18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brosna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aig.topper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ul.bigga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kezoe@clear-code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che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vin@kmgerich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okeefe@alum.wpi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hemsley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uca@members.fsf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kasting@google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rge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rade693+bmo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arhei.siamashka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iu.bugzilla.3c9f@mail.kailiu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dam@sigterm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ladow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jab@ojab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wong@pw-wspx.or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z-ian@perix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silva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liu@code.kliu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usualtears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igor.bazarny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fung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h.dev0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huang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iten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coppeard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ussamabad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le@arandomur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nnyluck@csail.mit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eyman@linagor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uben.bmo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shi_sunil@in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t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flint@dslr.ne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p.111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dwilsh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oirot.alex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nchfrgg-mozbugs@altern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iogo.g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eremyhu@macports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chan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exp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surend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archy@gentoo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aZuB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rving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avid.humphrey@senecac.on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ee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mannio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flores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nandaku@cisc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org.fritzsche@googlemail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aden@csclub.uwaterloo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kr@rtfm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tienne@segonzac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ex@crichton.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@babylonsounds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chan+bugzilla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zilla.bugs@alyoung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tai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ngerb.dev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green+mozilla@redhat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woo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maug@welho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h@junetz.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ok.moz+mozbz@gmail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atalinn.iordach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v@schonfeld.or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hristineyen+bugs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cob.Bramley@arm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scalc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mail.mozilla@staktrace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boris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ladd@bugzilla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ya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mono@mozilla.gr.jp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blop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ed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rian.carpent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ckw@panix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walkowski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yner@brianryner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ta88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@mcsmurf.d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plewako@aviary.p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ffen.imhof@google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ncus@off.n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off@darktrojan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lokep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horak@redha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p@bugzilla.kewis.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ofigueres@yahoo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glob.com.a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tchell.field@live.com.au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mi_zara@mac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owderbt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uillomovitch@zarb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fernandom2004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rb@novel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ppos@weppos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tlis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wright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rbingersy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yan@ryanflin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baetz@acm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phen@noved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d.goose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pernova00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upert@handfordonline.plus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apyhamhocks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site@bugzilla.bug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al@xbl.bu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m@robots.org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omingcn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ugo.seabrook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menzie@us.ibm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schoening@am-soft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is.caspar+bz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hesuckiestemail@yahoo.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ev.moz@adblockplus.or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rcldl+mozbug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wayne@translate.org.z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tchang@redhat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biesinger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rfa@email.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s@page.c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ito@densan.co.j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illon@redhat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hofmann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ll@wg9s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hz@altlinux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hilbaseless-firefox@yahoo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wues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rley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ugar.waffle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ann_bugzilla@blueyonder.co.u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qahira@ardisson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brow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hutdown@flash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zreel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onny.perinke@gmx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hishekp.bugzilla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tuart.morgan@alumni.case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hinc@sohu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@zaynar.demon.co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winto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ich@rd.gen.n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gzilla2007@duellmann24.ne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zbugzilla@velox.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stdave@bugzilla.or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andalf@aviary.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jschult@verizon.ne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lkaantima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speiche@us.ib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arunasagark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nyromyr@tprac.d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asse@jasajudeju.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zilla@kaply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t@adob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uukka.tolvanen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pgritti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ssop.bugzilla@blueprintit.co.uk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mon@sxw.org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ish@flock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ittysix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hrazy.Yang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ruce@hoult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sa141421356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arthur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d1337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ddons@glaxstar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editz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itan@ascender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s.martian+bugmai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eno.Aiko@liv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yler.downer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red.jen@web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rgeyreym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liss@adob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johnst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jesperkristensen.d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herrera@oniric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leibovic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fitzgerald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roystig@cs.stanford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risugari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jeter@ripleycable.n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eters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shie@clear-cod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dahl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rdpixel@mac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schneidereit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sumar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addee.ty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elipe.sanche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am@nostru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yronm@stanford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han.charlez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manuel.hoogeve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rly.molt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46b@gulli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anuele.cost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kosverscho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jesup@wgat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ularylauren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ncent.Lamotte@ensimag.imag.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@mozilla-enigmail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u.han.ch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w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.rayflood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garf2002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diehl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cole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@jbuckley.c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uku_regs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matsakis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evel@vogtner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tiago.gimen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kalski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bien.celli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rali.sr92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rangedaylily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y.blacksmith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seph.k.olivas@inte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ias.juntun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llanikumar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ljev@o2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okveeray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christophkerschbaume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liu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mh@chollian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faustbm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joevicto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vicat201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omas@thomasy.tw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th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al.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ransch.contac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rtmail-bugzilla@yahoo.i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che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bias.netzel@google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hei.yoshino.bug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chrispederi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fullhart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.woods@optusnet.com.a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.guaraldi@pculture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.p.baker@bristol.ac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edivo@flo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bertels+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ro@p.club.ne.jp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angoor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.ascheberg@gmx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dovic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rs@geeksbynature.d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ramak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.sablonnie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kha9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si@piksla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wenger@qualcomm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irefox@poczta.neostrada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bro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nnor.beh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mund@belfordh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@sigxcpu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onley@mozillamessaging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pera.w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eepriya1111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demarco@zoominterne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dric.caron@citycable.ch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bd@dbc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ell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durthaler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bezzal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sie.clarkson@planningportal.gov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imono+bu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uste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ckodi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abga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bodomer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lob@glob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tro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tyson@redha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ksandr.v.tereschenko@linux.int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inis_Jonitis@exigengroup.lv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y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valchuk77@list.r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qualon@aquachan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R.Gardi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ri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nes.m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.herman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st@yecc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vin@pics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ra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no.Ai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trolller.3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ynas@open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keM@RetekSolutions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g@free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mith15@learn.senecac.on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cooper@deadsqui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mith15@littlesvr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@songbirdne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lar@neteas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.taylor@cl.cam.ac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@luyer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dx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mposdecampo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kumar@sta.samsu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g@openpav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frisc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ul.rouge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esley-johnston@uiowa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gues.fourni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meneze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ade@comcas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menzg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sdaniels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schew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ctorchu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ke.kaplinski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@grommi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lson@bolyard.m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@comod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ssamm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ev.taranto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dyas@zecador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gl@chromium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wshillida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hishekb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wagne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vinjla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lgadis@mailinator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yakawa.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harper60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bug@ml.breakpoint.cc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lmar.ludwig@uo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rtml@wp.p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ngbackbsd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isu@styl.us.t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eary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@Net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-bugs@micahscomput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rkov.ego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.org@solsort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cia@mozilla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gion@altlinu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wstop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glione.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gw40k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johnson@redneon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te009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g-mozilla@jag.dreamho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p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ky@activestat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an.teboul@ensimag.imag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sralf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melv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pam.kotarou.don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oudharypranay@liv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@adamrosenfiel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srzf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derv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arcottuli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hishekkumarsingh.cs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pmdisguise-otros@yahoo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iram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im.project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holbert+bm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kohler@linux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gerio.ra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dvar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ix.the.cheshire.ca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rabu@ti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kyekaiq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ph9753@yahoo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sela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naud.bien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nicholso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clark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hamme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phen.moeh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anb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utenot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te.kemppila@iki.fi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oodwi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hitsinha25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l.aloni.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ac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desaulnier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mm537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bugs@lindenbergsoftwar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h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viecco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parson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igre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u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mkn85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.hun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od.narveka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lmendezbonin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banier@adob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as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ssop@blueprintit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athan_haas@web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stin-bugzilla@dolsk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ek.stepi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ux@splintered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etea@jh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oullet.marc@wanadoo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jonn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run2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fink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bertel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idenosuke@hidenosuk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kon@lucidfo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oo2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venfurnac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mmac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laas1988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game-poin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becerra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bri.bes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z@scntt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nniger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.light@live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newma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ilkr24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wein2009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@danwendorf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yearthur+bug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eo.chevalier1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nnyheato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ndhanaa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ylesd1@ms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cture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athan@speedbreez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itzg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i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brunschwig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bienvenu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walden+fxhelp@mit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iedel@translate.org.z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biro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vakrishna@synov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loiseleur@linagor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el.renon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keshi2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seerror@lehigh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enze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chmid-thomas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imantaea_mirabilis@yahoo.co.jp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kachek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winton@mozillamessag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@jamesh.id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theia2@fastmail.f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z@kth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chaeopteryx@coole-file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andreasn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esse@erlbau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report@pesh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udolf.ramler@scch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toomuchbl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joostdevalk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zilla@siklo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geldreich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@redux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el@red-be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tlst@sonic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corri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ggy+bugzilla@et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kj@nox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@lu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maia@async.com.b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m@yoyodyn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slobodin@yande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llilleh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@schuilenbu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lawson-mozilla@bov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Hay@plan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ebmaster@eclips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displag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lliotte_marti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rye8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fu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bat2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cwhat+mozillabugs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sd@linux.vnet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lf.hildebrandt@charit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.v.taylor@leedsmet.ac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llpf55@sbcgloba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1.wurblzap@spamgourme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ic.Olson@ad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.thomas@valuecli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ttedmag@altlinu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ron@larsonsonl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naware+bugzilla+mozilla+o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jpc@circle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omas.ehrnhoefer@tasktop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rzysdrewnia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@bat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thurpb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nisimov@inbo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arshal@yahoo-inc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gl-mozilla@otherwiz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aeme@chromospher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joern@j3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darap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bombca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chen.wiedm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m.mozilla@rjbs.manx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yp@balabit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w@gn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ei.Volkov@softlyn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c@wush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manuel.seyman@club-internet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kjer@netinsigh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.org@tower-ne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t@yadt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ersh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gre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-mozilla@vitters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ttlecritter@nasqu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il.parkwaycc.co.uk@bluebott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pm@dna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davis@nsi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qahira@mindspri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y@greyfirst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lock@eirc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nesh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utheri@noos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tecnocod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h@gland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ng.qi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qmq87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ini@youo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smi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heib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smarinier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iacomo.magnini@portalis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y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-higuti@gray.plala.or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rald_leder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els.leenhe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n.le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petewarde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shihiro@turbolinux.co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las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ill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lk@debia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lan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mh@aybabt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.shoemaker@co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an.ew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bardwel@cur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s.schouten@joo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uenther@ruderspo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emystic.c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neral@widget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wmw2@infradead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@si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mob@daniel-kraf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ltigerszh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vl@exedo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lmatt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ian.haberstro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oehle@comcas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gau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.bai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brielsjo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it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telgeuse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emit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lamingice@sourmil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.vanklaveren@student.utwent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quiteajol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us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@fastolf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umal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c@petit-hugueni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.boelzl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vin.bugzilla@atkinson.dh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smull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nec@ActiveStat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tralstor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wfreo@tpgi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ubys@intertwingly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ant@kix.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wsnyder@insightb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ster@teste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rnard.alleys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amtest@littlesv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_tim2000@mail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sral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holst@students.cs.uu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b@cal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on.s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yjay@poczta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yuyoung.kim@samsu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th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fleischer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lin@theblake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wsmail35@ao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sti.redl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gt.erik.soderstrom@tel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zjjg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CWed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rkweav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gut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kasblak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luisdelaros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s@pearlcrescen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ekorte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bunton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nchfrgg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mon.bugzilla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ist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lvain.spinelli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dschuh@us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+mozilla@triendl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raj.razick@collabora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vh@pvh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ninet@wanad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sesek@bluestatic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fl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en@emweb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ok@songbirdne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bos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ceanl@v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eu@sugarlab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kygrt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.dy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king@maeth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ssandro.cogliat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ywo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@schlee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nis@aus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raithli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vassat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sulliv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@juff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nrad@metade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-bugzilla@outofhan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olas.justin@opentru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len.beasley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akko.kiviluoto@dig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rbheek.chau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lieni@micro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@redfish-solu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icke@learn.senecac.on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ll.lancashire@o2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krem.tomu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ithraprabha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_poro@porota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uruoka@colorlessplane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e.deryck@cs.kuleuven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hew.gert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@oil21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luepengu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gnerg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hadgara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rang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-mozilla@vendor.thewrittenwor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winchel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eles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woodrow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iff@snipe444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as.wictor@xcerio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+ben@benjam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ng.wu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rry.li@pagefreedo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u@clear-cod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ow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entin.cha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po.ruotsalainen@movia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portbas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demooij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nno@hboeck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rkka.danger.karenlamp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m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wti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rew@zitna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ibozav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khemm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ger.wang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metrical+f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mnchen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ngpie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n_tseng15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.mich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ltimouo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vensp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dric.vincent@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icor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linkmauv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hatter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tomwutt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ic.hennigan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zuki.oht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naopensou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i@mvers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laes@plae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olanm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_j_rob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johns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hew@trebe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uff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lausernst2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oph.diehl@xophd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emo@minimum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g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lekim1@illinoi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wwater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ahan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x@cs.utexa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dd.zurcher@motoro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zacu.daniell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de.camer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nlinevishn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pecam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nodevwiz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gelbab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jax1638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k@lcd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insley.C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eenidim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lachanc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ghann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loshig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flanag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mos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obinj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us@martiusw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scordova8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5m5.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nnomotiv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gupta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_arceri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itya@adityabhat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ati.sag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koleszar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jtaba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lackhole@herhu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olfgang@germund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yptooctoploi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figuiere@teaser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tti@haapala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reitmai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haledhosny@eglu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ttofriend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ldho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nagiotis.koutsourak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n.bambach@hot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bs85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u.b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+mozilla@aldan.algeb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g.kar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lop2plopplo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.kotlenga@sims.p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mi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u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c.seifri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cwhat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ras.mozilla@gle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wmya.ravid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vita.seetaraman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hagger@alum.mi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stuff@mikek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inker@codemu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ck-bugzilla@urandom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nesok007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ey@kb1pkl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@phha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adams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ca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levin260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mo2010@ilia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ssfre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@krelli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taylor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hard@vdbe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oisw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kw1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yalo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eav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ke.holzing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llavikumarij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rdcoreris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em_koenraadt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engkang2011@u.northwestern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andr.jenaldi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cheng@gmx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owdown3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ce.lieuti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williampow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erre@brin-de-toil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humphrey@senecacollege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jt+mozilla@tls.msk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el10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pearl@endofuncto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v.akhaw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edeleg@yah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shriram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bugz@mailinato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llot.zo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@nextrawe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enschilst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cka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iam@intaglio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ssandro.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ib123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ix_moeller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anDer1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y@benton.e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davidbienvenu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cperez@tid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iu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catolin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ichenk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nay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theriault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ames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.vogt@itwm.fraunhofer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dream+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vol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fowl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x.ds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chie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dz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thony@ricaud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zche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t.alexand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as.dainove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jimenez@gfi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oudil.newbie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svelt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hu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fhaddad@ucsd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ck.car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sa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wenruzic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tm@tech.email.ne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olec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@rednaks.t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livier.pis.langlois@transport.alsto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rjp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og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epl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c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sidd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@ssinger.inf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talin.usurelu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d@mielczare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urye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idsgold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howi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n@silveroran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g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adking@luesh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gdong.cu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aborg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anish@evangelism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st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oney.li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goze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entnors_dogs234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iher@softcatal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lenn@radiantco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blo@fliagreco.com.a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lnackm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tschre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ledz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ula@reelnewme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ap@haitsm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eruder@ks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giorgio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eitaka@blarg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.gajewsk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hwklein@mchs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mecuva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_peterso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kadu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splu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cksmernov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oodwill.mozilla.bugzilla@webhipp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y@gromyko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sic@mozdev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.fran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a-Qin.Sh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haas@airmai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llepohjanheimo+bugzilla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jasnapak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.lin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.sidl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yt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oit.leseu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xf@magma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lv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n321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ift.them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jduav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tc4ua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ngfocu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nar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wan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erBl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-bugs@maltekraus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el.gutierre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gege@lege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dds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cob@87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krickelkracke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ehudab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fette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gner.sim88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rasyt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so.baleato@xunta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erto.estrada@yahoo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iam.jon.mcc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@hubertgajewsk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usader@dc3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son@alioth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rac99-firefox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mgrego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ftturnsolution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uno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i.schieber@truste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qheaden@phaseshift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oorenbergh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ckmf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chner.johannes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owserj@unbc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o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d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.topal@redroni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.gl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k@Tele2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yljerry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k@mickweis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g.mosher@av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-p@moving-pictu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esco.lodo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kunk@iSKUN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nd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xtension.compatibility@firefox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.monreal+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artel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o@ies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way12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cerdei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ligta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evee.mo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op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rcha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guel.ojeda.sandon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N_Kamikaze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higab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n@klbproduc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wsome@ya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irit5555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cvrcek@mozilla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stairrob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ff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.vGagern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tanase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lo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l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ouser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fel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jesh310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stair@ajor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sh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orsh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nzomatri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gvale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yberscorpi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.lakatos@softvision.r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odino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euban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ers@eightytw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free73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jonesuk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u3coug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ccarpen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tp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dib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zha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3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walk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@owencoutt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les@userboun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c@gyra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engler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mweiz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lomif@shlomifish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abolcs@maffia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is.rotn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sy10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rach.c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sk.339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ncibonfi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soft@hardcode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c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v.nib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klotz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mg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bio2008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macd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ra.zenevic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ert@accettu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Ihrig@thunderbird-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.rouillard@lapost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sslo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kmelin+bmo@iki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rgam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@rjb.za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hendriks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chmo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fan.rijnhart@milieudefensi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.e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tomli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mmy.fd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ow@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bugs@wagstr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rometeo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kushossner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wiggins@qualcom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ianha1111@aon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.org-1@chsc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mil.ebir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uraine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elawski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_en-gb@tyndall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nil@synov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ybag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dev@fstsof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onel@mamane.l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nna.ober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fitzner@excelci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schroeder@mozilla.x-h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zwye@dodg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enhoe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rin.sav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x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tillman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ulysse@email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ja_sekler_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gger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istikle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rasyte@kodewer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ccounts@nagurn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eller8@gmx-top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readnau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zhang9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lissner@michaeljaylissn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enrecycleb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nmoesen_=-bugzilla-=+spamtrap@moesen.n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halmistr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crend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olejv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cy@million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_at_mozilla@peteru.dnsalias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ckydog_1@qq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ln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rko.gospodnetic@pke.h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ssi@hutzlprec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@briks.s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rdoklei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planet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l.stanke@mikk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q@akl.l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agos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ds@aueb.g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oz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.calla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.mueller@leven.c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unga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stesp@fastma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hopkin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liosbry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fireha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wjohnston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xelg@gofree.indigo.i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yufl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ks.s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104738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Developers.A1:Developers.B165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.00.0000</text:date>, <text:time style:data-style-name="N2" text:time-value="22:30:26.551692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2:43:04.679084511</dc:date>
    <meta:editing-duration>PT23M41S</meta:editing-duration>
    <meta:editing-cycles>2</meta:editing-cycles>
    <meta:generator>LibreOffice/5.1.6.2$Linux_X86_64 LibreOffice_project/10m0$Build-2</meta:generator>
    <meta:document-statistic meta:table-count="1" meta:cell-count="3326" meta:object-count="0"/>
  </office:meta>
</office:document-meta>
</file>